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ext_20_body" style:list-style-name="L1">
      <style:paragraph-properties fo:margin-top="0in" fo:margin-bottom="0in" style:contextual-spacing="false" fo:text-align="justify" style:justify-single-word="false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Text_20_body" style:list-style-name="L2">
      <style:paragraph-properties fo:margin-top="0in" fo:margin-bottom="0in" style:contextual-spacing="false" fo:text-align="justify" style:justify-single-word="false"/>
    </style:style>
    <style:style style:name="P10" style:family="paragraph" style:parent-style-name="Text_20_body" style:list-style-name="L2">
      <style:paragraph-properties fo:text-align="justify" style:justify-single-word="false"/>
    </style:style>
    <style:style style:name="P11" style:family="paragraph" style:parent-style-name="Text_20_body" style:list-style-name="L3">
      <style:paragraph-properties fo:margin-top="0in" fo:margin-bottom="0in" style:contextual-spacing="false" fo:text-align="justify" style:justify-single-word="false"/>
    </style:style>
    <style:style style:name="P12" style:family="paragraph" style:parent-style-name="Text_20_body" style:list-style-name="L3">
      <style:paragraph-properties fo:text-align="justify" style:justify-single-word="false"/>
    </style:style>
    <style:style style:name="P13" style:family="paragraph" style:parent-style-name="Text_20_body" style:list-style-name="L4">
      <style:paragraph-properties fo:margin-top="0in" fo:margin-bottom="0in" style:contextual-spacing="false" fo:text-align="justify" style:justify-single-word="false"/>
    </style:style>
    <style:style style:name="P14" style:family="paragraph" style:parent-style-name="Text_20_body" style:list-style-name="L4">
      <style:paragraph-properties fo:text-align="justify" style:justify-single-word="false"/>
    </style:style>
    <style:style style:name="P15" style:family="paragraph" style:parent-style-name="Text_20_body" style:list-style-name="L5">
      <style:paragraph-properties fo:margin-top="0in" fo:margin-bottom="0in" style:contextual-spacing="false" fo:text-align="justify" style:justify-single-word="false"/>
    </style:style>
    <style:style style:name="P16" style:family="paragraph" style:parent-style-name="Text_20_body" style:list-style-name="L5">
      <style:paragraph-properties fo:text-align="justify" style:justify-single-word="false"/>
    </style:style>
    <style:style style:name="P17" style:family="paragraph" style:parent-style-name="Text_20_body" style:list-style-name="L6">
      <style:paragraph-properties fo:margin-top="0in" fo:margin-bottom="0in" style:contextual-spacing="false" fo:text-align="justify" style:justify-single-word="false"/>
    </style:style>
    <style:style style:name="P18" style:family="paragraph" style:parent-style-name="Text_20_body" style:list-style-name="L6">
      <style:paragraph-properties fo:text-align="justify" style:justify-single-word="false"/>
    </style:style>
    <style:style style:name="P19" style:family="paragraph" style:parent-style-name="Text_20_body" style:list-style-name="L7">
      <style:paragraph-properties fo:margin-top="0in" fo:margin-bottom="0in" style:contextual-spacing="false" fo:text-align="justify" style:justify-single-word="false"/>
    </style:style>
    <style:style style:name="P20" style:family="paragraph" style:parent-style-name="Text_20_body" style:list-style-name="L7">
      <style:paragraph-properties fo:text-align="justify" style:justify-single-word="false"/>
    </style:style>
    <style:style style:name="P21" style:family="paragraph" style:parent-style-name="Text_20_body" style:list-style-name="L8">
      <style:paragraph-properties fo:margin-top="0in" fo:margin-bottom="0in" style:contextual-spacing="false" fo:text-align="justify" style:justify-single-word="false"/>
    </style:style>
    <style:style style:name="P22" style:family="paragraph" style:parent-style-name="Text_20_body" style:list-style-name="L8">
      <style:paragraph-properties fo:text-align="justify" style:justify-single-word="false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4pt" fo:font-style="normal" fo:font-weight="normal" officeooo:paragraph-rsid="001f82d1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officeooo:rsid="0022567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Strong_20_Emphasis"><text:span text:style-name="T1">A Comprehensive Survey on Trustworthy Graph Neural Networks: Privacy, Robustness, Fairness, and Explainability</text:span></text:span></text:h>
      <text:p text:style-name="P23"/>
      <text:p text:style-name="P24">21(6), December 2024, 1011-1061<text:tab/> <text:s text:c="8"/><text:tab/><text:tab/><text:tab/> <text:s text:c="9"/><text:tab/><text:tab/><text:span text:style-name="T3">Aralık</text:span> 2024</text:p>
      <text:p text:style-name="P6"/>
      <text:p text:style-name="P6">Keywords: Linear system identification and estimation, learning systems, model structure determination</text:p>
      <text:p text:style-name="P6"/>
      <text:p text:style-name="P2"><text:span text:style-name="T2"><text:tab/>Graf sinir ağları (</text:span><text:span text:style-name="Strong_20_Emphasis"><text:span text:style-name="T2">Graph Neural Networks - GNNs</text:span></text:span><text:span text:style-name="T2">), son yıllarda büyük bir gelişim göstermiş ve </text:span><text:span text:style-name="Strong_20_Emphasis"><text:span text:style-name="T2">finans, sağlık, trafik tahminleri ve ilaç keşfi</text:span></text:span><text:span text:style-name="T2"> gibi kritik uygulamalarda yaygın olarak kullanılmaya başlanmıştır. GNN'ler, </text:span><text:span text:style-name="Strong_20_Emphasis"><text:span text:style-name="T2">graf yapılı verileri modelleyebilme yetenekleri sayesinde</text:span></text:span><text:span text:style-name="T2"> düğüm sınıflandırma, bağlantı tahmini ve topluluk algılama gibi görevlerde oldukça başarılı olmuştur. Bu başarı, GNN'lerin </text:span><text:span text:style-name="Strong_20_Emphasis"><text:span text:style-name="T2">komşularından bilgi toplayarak düğüm temsillerini güncellemesi</text:span></text:span><text:span text:style-name="T2"> prensibine dayanmaktadır.</text:span></text:p>
      <text:p text:style-name="P5"><text:tab/>Ancak, GNN’lerin kullanımıyla birlikte bazı güvenlik ve etik sorunlar da ortaya çıkmıştır. Bu modeller:</text:p>
      <text:list xml:id="list1935086373" text:style-name="L1">
        <text:list-item>
          <text:p text:style-name="P7"><text:span text:style-name="Strong_20_Emphasis"><text:span text:style-name="T2">Özel verileri açığa çıkarabilir (privacy leaks)</text:span></text:span><text:span text:style-name="T2">: Saldırganlar, sosyal ağlardaki düğüm gömülerini kullanarak kullanıcıların özel bilgilerini tahmin edebilir.</text:span></text:p>
        </text:list-item>
        <text:list-item>
          <text:p text:style-name="P7"><text:span text:style-name="Strong_20_Emphasis"><text:span text:style-name="T2">Adversary (kötü niyetli) saldırılara açık olabilir (robustness issues)</text:span></text:span><text:span text:style-name="T2">: Küçük değişiklikler yapılarak modelin yanlış tahminler yapması sağlanabilir.</text:span></text:p>
        </text:list-item>
        <text:list-item>
          <text:p text:style-name="P7"><text:span text:style-name="Strong_20_Emphasis"><text:span text:style-name="T2">Toplumsal önyargıları güçlendirebilir (fairness concerns)</text:span></text:span><text:span text:style-name="T2">: Eğitim verilerinde bulunan önyargılar, modelin kararlarına yansıyabilir ve belirli gruplara karşı ayrımcılığa neden olabilir.</text:span></text:p>
        </text:list-item>
        <text:list-item>
          <text:p text:style-name="P8"><text:span text:style-name="Strong_20_Emphasis"><text:span text:style-name="T2">Karar verme süreci şeffaf olmayabilir (lack of explainability)</text:span></text:span><text:span text:style-name="T2">: Modelin nasıl karar verdiğini anlamak zor olabilir, bu da onu güvenilir hale getirme çabalarını zorlaştırır.</text:span></text:p>
        </text:list-item>
      </text:list>
      <text:p text:style-name="P2"><text:span text:style-name="T2"><text:tab/>Bu sorunlar nedeniyle </text:span><text:span text:style-name="Strong_20_Emphasis"><text:span text:style-name="T2">güvenilir GNN'ler (Trustworthy GNNs - TGNNs)</text:span></text:span><text:span text:style-name="T2"> üzerine yapılan çalışmalar son yıllarda artmıştır. Avrupa Birliği tarafından geliştirilen güvenilir yapay zekâ ilkelerine göre, bir AI sisteminin </text:span><text:span text:style-name="Strong_20_Emphasis"><text:span text:style-name="T2">insan otonomisine saygı göstermesi, zarar vermeyi önlemesi, adil olması ve açıklanabilir olması</text:span></text:span><text:span text:style-name="T2"> gerekmektedir. Bu makale, </text:span><text:span text:style-name="Strong_20_Emphasis"><text:span text:style-name="T2">GNN’lerin mahremiyet, güvenlik, adalet ve açıklanabilirlik açısından nasıl daha güvenilir hale getirilebileceğine dair kapsamlı bir inceleme sunmaktadır</text:span></text:span><text:span text:style-name="T2">.</text:span></text:p>
      <text:p text:style-name="P2"><text:span text:style-name="Strong_20_Emphasis"><text:span text:style-name="T2"/></text:span></text:p>
      <text:p text:style-name="P2"><text:soft-page-break/><text:span text:style-name="T2"><text:tab/>GNN’ler, genellikle </text:span><text:span text:style-name="Strong_20_Emphasis"><text:span text:style-name="T2">merkezi sunucular</text:span></text:span><text:span text:style-name="T2"> üzerinde eğitilir ve kullanıcı verilerini büyük ölçekli veri kümelerinden toplar. Ancak, bu durum ciddi güvenlik riskleri yaratır. Özellikle, kötü niyetli saldırganlar </text:span><text:span text:style-name="Strong_20_Emphasis"><text:span text:style-name="T2">düğümlerin kimliklerini, bağlantılarını ve hassas bilgilerini</text:span></text:span><text:span text:style-name="T2"> tahmin edebilir. GNN'lere yönelik mahremiyet saldırıları şu kategorilere ayrılabilir:</text:span></text:p>
      <text:list xml:id="list3794394817" text:style-name="L2">
        <text:list-item>
          <text:p text:style-name="P9"><text:span text:style-name="Strong_20_Emphasis"><text:span text:style-name="T2">Üyelik çıkarımı saldırıları (Membership Inference Attacks)</text:span></text:span><text:span text:style-name="T2">: Bir kullanıcının modelin eğitim setinde olup olmadığını tespit etmeye yönelik saldırılar.</text:span></text:p>
        </text:list-item>
        <text:list-item>
          <text:p text:style-name="P9"><text:span text:style-name="Strong_20_Emphasis"><text:span text:style-name="T2">Öznitelik çıkarımı saldırıları (Attribute Inference Attacks)</text:span></text:span><text:span text:style-name="T2">: Kullanıcının cinsiyeti, yaşı veya diğer kişisel bilgilerini tahmin etmeye yönelik saldırılar.</text:span></text:p>
        </text:list-item>
        <text:list-item>
          <text:p text:style-name="P9"><text:span text:style-name="Strong_20_Emphasis"><text:span text:style-name="T2">Bağlantı çıkarımı saldırıları (Link Prediction Attacks)</text:span></text:span><text:span text:style-name="T2">: İki düğüm arasındaki bağlantının olup olmadığını tahmin etmeye yönelik saldırılar.</text:span></text:p>
        </text:list-item>
        <text:list-item>
          <text:p text:style-name="P10"><text:span text:style-name="Strong_20_Emphasis"><text:span text:style-name="T2">Model kopyalama saldırıları (Model Extraction Attacks)</text:span></text:span><text:span text:style-name="T2">: Saldırganlar, modelin iç yapısını anlamaya çalışarak bir kopyasını oluşturabilir.</text:span></text:p>
        </text:list-item>
      </text:list>
      <text:p text:style-name="P2"><text:span text:style-name="Strong_20_Emphasis"><text:span text:style-name="T2">Savunma Mekanizmaları</text:span></text:span></text:p>
      <text:list xml:id="list984509378" text:style-name="L3">
        <text:list-item>
          <text:p text:style-name="P11"><text:span text:style-name="Strong_20_Emphasis"><text:span text:style-name="T2">Federe öğrenme (Federated Learning - FL)</text:span></text:span><text:span text:style-name="T2">: Kullanıcı verilerini merkezi bir sunucuya göndermeden dağıtık bir şekilde model eğitimi yapmayı sağlar.</text:span></text:p>
        </text:list-item>
        <text:list-item>
          <text:p text:style-name="P11"><text:span text:style-name="Strong_20_Emphasis"><text:span text:style-name="T2">Diferansiyel gizlilik (Differential Privacy - DP)</text:span></text:span><text:span text:style-name="T2">: Modelin eğitim sürecine rastgele gürültü ekleyerek kullanıcı verilerini gizler.</text:span></text:p>
        </text:list-item>
        <text:list-item>
          <text:p text:style-name="P12"><text:span text:style-name="Strong_20_Emphasis"><text:span text:style-name="T2">Makine nutma (Machine Unlearning)</text:span></text:span><text:span text:style-name="T2">: Modelden belirli verilerin çıkarılması gerektiğinde, modeli sıfırdan eğitmek yerine belirli güncellemeler yaparak unutmayı sağlar.</text:span></text:p>
        </text:list-item>
        <text:list-item>
          <text:p text:style-name="P12"><text:span text:style-name="Strong_20_Emphasis"><text:span text:style-name="T2"/></text:span></text:p>
        </text:list-item>
      </text:list>
      <text:p text:style-name="P2"><text:span text:style-name="T2"><text:tab/>GNN'ler, </text:span><text:span text:style-name="Strong_20_Emphasis"><text:span text:style-name="T2">adversary saldırılara</text:span></text:span><text:span text:style-name="T2"> karşı savunmasızdır. Küçük değişiklikler yapılarak modelin yanlış tahmin yapması sağlanabilir. Bu saldırılar, </text:span><text:span text:style-name="Strong_20_Emphasis"><text:span text:style-name="T2">giriş düzeyinde (input-level), yapı düzeyinde (structure-level) veya model düzeyinde (model-level)</text:span></text:span><text:span text:style-name="T2"> gerçekleştirilebilir.</text:span></text:p>
      <text:p text:style-name="P2"><text:span text:style-name="Strong_20_Emphasis"><text:span text:style-name="T2">Başlıca Saldırı Türleri</text:span></text:span></text:p>
      <text:list xml:id="list3677104425" text:style-name="L4">
        <text:list-item>
          <text:p text:style-name="P13"><text:span text:style-name="Strong_20_Emphasis"><text:span text:style-name="T2">Giriş manipülasyonu (Feature Perturbation Attacks)</text:span></text:span><text:span text:style-name="T2">: Modelin tahminlerini değiştirmek için düğüm özellikleri değiştirilir.</text:span></text:p>
        </text:list-item>
        <text:list-item>
          <text:p text:style-name="P13"><text:span text:style-name="Strong_20_Emphasis"><text:span text:style-name="T2">Yapı manipülasyonu (Structure Perturbation Attacks)</text:span></text:span><text:span text:style-name="T2">: Grafın bağlantıları değiştirerek modelin öğrenme sürecini bozar.</text:span></text:p>
        </text:list-item>
        <text:list-item>
          <text:p text:style-name="P14"><text:span text:style-name="Strong_20_Emphasis"><text:span text:style-name="T2">Arka kapı saldırıları (Backdoor Attacks)</text:span></text:span><text:span text:style-name="T2">: Modelin içine gizli tetikleyiciler eklenerek belirli girdilere yanlış tahminler yapması sağlanır.</text:span></text:p>
        </text:list-item>
      </text:list>
      <text:p text:style-name="P2"><text:span text:style-name="Strong_20_Emphasis"><text:span text:style-name="T2">Savunma Mekanizmaları</text:span></text:span></text:p>
      <text:list xml:id="list1104594574" text:style-name="L5">
        <text:list-item>
          <text:p text:style-name="P15"><text:span text:style-name="Strong_20_Emphasis"><text:span text:style-name="T2">Adversary eğitimi (Adversarial Training)</text:span></text:span><text:span text:style-name="T2">: Modelin saldırılara karşı daha dayanıklı hale gelmesi için özel veri örnekleriyle eğitilmesi.</text:span></text:p>
        </text:list-item>
        <text:list-item>
          <text:p text:style-name="P15"><text:soft-page-break/><text:span text:style-name="Strong_20_Emphasis"><text:span text:style-name="T2">Filtreleme yöntemleri (Graph Purification Techniques)</text:span></text:span><text:span text:style-name="T2">: Graf yapısındaki anormallikleri tespit eden filtreleme algoritmalarının kullanılması.</text:span></text:p>
        </text:list-item>
        <text:list-item>
          <text:p text:style-name="P16"><text:span text:style-name="Strong_20_Emphasis"><text:span text:style-name="T2">Öz-denetimli öğrenme (Self-supervised Learning)</text:span></text:span><text:span text:style-name="T2">: Modelin saldırılara karşı dayanıklılığını artırmak için ek öğrenme süreçleri kullanılması.</text:span></text:p>
        </text:list-item>
      </text:list>
      <text:p text:style-name="P2"><text:span text:style-name="Strong_20_Emphasis"><text:span text:style-name="T2"/></text:span></text:p>
      <text:p text:style-name="P5"><text:tab/>GNN’ler, eğitim verilerinde var olan toplumsal önyargıları öğrenebilir ve bunları kararlarına yansıtabilir. Örneğin:</text:p>
      <text:list xml:id="list10106633" text:style-name="L6">
        <text:list-item>
          <text:p text:style-name="P17"><text:span text:style-name="Strong_20_Emphasis"><text:span text:style-name="T2">Banka kredisi başvurularında belirli etnik gruplara karşı ayrımcılık yapılması</text:span></text:span><text:span text:style-name="T2">,</text:span></text:p>
        </text:list-item>
        <text:list-item>
          <text:p text:style-name="P17"><text:span text:style-name="Strong_20_Emphasis"><text:span text:style-name="T2">İşe alım süreçlerinde belirli cinsiyetleri önceliklendirmesi</text:span></text:span><text:span text:style-name="T2">,</text:span></text:p>
        </text:list-item>
        <text:list-item>
          <text:p text:style-name="P18"><text:span text:style-name="Strong_20_Emphasis"><text:span text:style-name="T2">Sosyal medya öneri sistemlerinde belirli grupların içeriklerinin daha fazla öne çıkarılması</text:span></text:span><text:span text:style-name="T2"> gibi önyargılar görülebilir.</text:span></text:p>
        </text:list-item>
      </text:list>
      <text:p text:style-name="P2"><text:span text:style-name="Strong_20_Emphasis"><text:span text:style-name="T2">Savunma Mekanizmaları</text:span></text:span></text:p>
      <text:list xml:id="list813491568" text:style-name="L7">
        <text:list-item>
          <text:p text:style-name="P19"><text:span text:style-name="Strong_20_Emphasis"><text:span text:style-name="T2">Adil ön işleme (Fair Preprocessing)</text:span></text:span><text:span text:style-name="T2">: Eğitim verilerindeki önyargıları azaltmak için ön işleme tekniklerinin kullanılması.</text:span></text:p>
        </text:list-item>
        <text:list-item>
          <text:p text:style-name="P19"><text:span text:style-name="Strong_20_Emphasis"><text:span text:style-name="T2">Adil öğrenme (Fair Learning Algorithms)</text:span></text:span><text:span text:style-name="T2">: Modelin eğitim sırasında adil sonuçlar üretmesini sağlamak için özel kayıp fonksiyonları kullanılması.</text:span></text:p>
        </text:list-item>
        <text:list-item>
          <text:p text:style-name="P20"><text:span text:style-name="Strong_20_Emphasis"><text:span text:style-name="T2">Adil çıkarım (Fair Inference)</text:span></text:span><text:span text:style-name="T2">: Model çıktılarını analiz ederek adil olup olmadığını denetleyen sistemler geliştirilmesi.</text:span></text:p>
        </text:list-item>
      </text:list>
      <text:p text:style-name="P2"><text:span text:style-name="T2"><text:tab/>GNN'lerin nasıl karar verdiğini anlamak zor olabilir. Açıklanabilir yapay zekâ (XAI) yöntemleri, modelin kararlarını </text:span><text:span text:style-name="Strong_20_Emphasis"><text:span text:style-name="T2">insanların anlayabileceği şekilde açıklamak</text:span></text:span><text:span text:style-name="T2"> için kullanılır.</text:span></text:p>
      <text:p text:style-name="P2"><text:span text:style-name="Strong_20_Emphasis"><text:span text:style-name="T2">Yaklaşımlar</text:span></text:span></text:p>
      <text:list xml:id="list2256570589" text:style-name="L8">
        <text:list-item>
          <text:p text:style-name="P21"><text:span text:style-name="Strong_20_Emphasis"><text:span text:style-name="T2">Özellik bazlı açıklamalar (Feature-based Explanations)</text:span></text:span><text:span text:style-name="T2">: Modelin hangi düğüm özelliklerine odaklandığını gösterir.</text:span></text:p>
        </text:list-item>
        <text:list-item>
          <text:p text:style-name="P21"><text:span text:style-name="Strong_20_Emphasis"><text:span text:style-name="T2">Alt grafik tabanlı açıklamalar (Subgraph-based Explanations)</text:span></text:span><text:span text:style-name="T2">: Modelin kararlarında belirli alt grafik yapılarını nasıl kullandığını analiz eder.</text:span></text:p>
        </text:list-item>
        <text:list-item>
          <text:p text:style-name="P22"><text:span text:style-name="Strong_20_Emphasis"><text:span text:style-name="T2">Kural tabanlı açıklamalar (Rule-based Explanations)</text:span></text:span><text:span text:style-name="T2">: Modelin kararlarını belirli mantıksal kurallarla açıklamaya çalışır.</text:span></text:p>
        </text:list-item>
      </text:list>
      <text:p text:style-name="P2"><text:span text:style-name="T2">Açıklanabilir GNN’ler, </text:span><text:span text:style-name="Strong_20_Emphasis"><text:span text:style-name="T2">daha güvenilir AI sistemleri oluşturmak için kritik bir araçtır ve modelin şeffaflığını artırmaktadır</text:span></text:span><text:span text:style-name="T2">.</text:span></text:p>
      <text:h text:style-name="P1" text:outline-level="2"><text:span text:style-name="Strong_20_Emphasis"><text:span text:style-name="T2"/></text:span></text:h>
      <text:p text:style-name="P2"><text:span text:style-name="T2"><text:tab/>Bu makale, </text:span><text:span text:style-name="Strong_20_Emphasis"><text:span text:style-name="T2">GNN’lerin güvenilirlik açısından karşılaştığı zorlukları kapsamlı bir şekilde incelemekte ve olası çözümleri tartışmaktadır</text:span></text:span><text:span text:style-name="T2">. </text:span><text:span text:style-name="Strong_20_Emphasis"><text:span text:style-name="T2">Mahremiyet, güvenlik, adalet ve açıklanabilirlik</text:span></text:span><text:span text:style-name="T2"> gibi dört temel boyutta yapılan araştırmalar, GNN'lerin gerçek dünya uygulamalarında daha güvenilir hale getirilmesine katkıda bulunacaktır.</text:span></text:p>
      <text:p text:style-name="P2"><text:soft-page-break/><text:span text:style-name="Strong_20_Emphasis"><text:span text:style-name="T2">Gelecekteki çalışmalar,</text:span></text:span><text:span text:style-name="T2"> bu dört boyutu birleştirerek </text:span><text:span text:style-name="Strong_20_Emphasis"><text:span text:style-name="T2">daha güçlü, güvenli, adil ve şeffaf GNN modelleri geliştirmeye odaklanmalıdır</text:span></text:span><text:span text:style-name="T2">. Böylece, AI tabanlı sistemlerin etik ve güvenilir bir şekilde kullanılması sağlanabilir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4:35:05.820127860</meta:creation-date>
    <dc:date>2025-03-06T14:47:47.696677944</dc:date>
    <meta:editing-duration>PT55M36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4" meta:paragraph-count="45" meta:word-count="764" meta:character-count="6559" meta:non-whitespace-character-count="5834"/>
  </office:meta>
</office:document-meta>
</file>